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64055100BD45BAB772C.jpg" manifest:media-type="image/jpeg"/>
  <manifest:file-entry manifest:full-path="Pictures/1000000000000384000006406690D4E7472CB3C0.jpg" manifest:media-type="image/jpeg"/>
  <manifest:file-entry manifest:full-path="Pictures/100000000000038400000640167FDA4AD3461DB3.jpg" manifest:media-type="image/jpeg"/>
  <manifest:file-entry manifest:full-path="Pictures/100000000000038400000640554096546F31F6E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11.811cm" svg:height="20.999cm" svg:x="8.4cm" svg:y="0.001cm">
          <draw:image xlink:href="Pictures/10000000000003840000064055100BD45BAB77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1" draw:text-style-name="P1" draw:layer="layout" svg:width="11.811cm" svg:height="20.999cm" svg:x="8.589cm" svg:y="0.001cm">
          <draw:image xlink:href="Pictures/100000000000038400000640167FDA4AD3461D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1" draw:text-style-name="P1" draw:layer="layout" svg:width="11.811cm" svg:height="20.999cm" svg:x="8.2cm" svg:y="0cm">
          <draw:image xlink:href="Pictures/1000000000000384000006406690D4E7472CB3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1" draw:text-style-name="P1" draw:layer="layout" svg:width="11.811cm" svg:height="20.999cm" svg:x="8cm" svg:y="0.001cm">
          <draw:image xlink:href="Pictures/100000000000038400000640554096546F31F6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3T08:31:54.810000000</meta:creation-date>
    <dc:date>2018-05-23T08:33:58.646000000</dc:date>
    <meta:editing-duration>PT2M8S</meta:editing-duration>
    <meta:editing-cycles>1</meta:editing-cycles>
    <meta:document-statistic meta:object-count="33"/>
    <meta:generator>LibreOffice/5.4.3.2$Windows_X86_64 LibreOffice_project/92a7159f7e4af62137622921e809f8546db437e5</meta:generator>
  </office:meta>
</office:document-meta>
</file>